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2020-01-29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2019-01-29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2016-12-14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201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201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201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201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201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201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1376" calcext:value-type="float">
            <text:p>65.11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200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200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200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200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200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9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9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3176" calcext:value-type="float">
            <text:p>64.2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9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9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8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8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8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7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7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7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7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7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7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7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4384" calcext:value-type="float">
            <text:p>80.0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7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6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6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6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60701</text:p>
          </table:table-cell>
          <table:table-cell office:value-type="string" calcext:value-type="string">
            <text:p>196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